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d320" draw:textarea-horizontal-align="justify" draw:textarea-vertical-align="middle" draw:auto-grow-height="false" draw:shadow="visible"/>
    </style:style>
    <style:style style:name="gr3" style:family="graphic" style:parent-style-name="objectwithoutfill">
      <style:graphic-properties svg:stroke-color="#111111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111111" draw:fill-color="#ffd320" draw:textarea-horizontal-align="justify" draw:textarea-vertical-align="middle" draw:auto-grow-height="false" draw:shadow="visible"/>
    </style:style>
    <style:style style:name="gr7" style:family="graphic" style:parent-style-name="standard">
      <style:graphic-properties svg:stroke-color="#111111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111111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.513cm" fo:min-width="0cm"/>
    </style:style>
    <style:style style:name="gr12" style:family="graphic" style:parent-style-name="standard">
      <style:graphic-properties svg:stroke-color="#111111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6cm" svg:height="2cm" svg:x="6.6cm" svg:y="6.8cm">
          <text:p text:style-name="P1"><text:span text:style-name="T1">msg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9.3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6cm" svg:y1="7.5cm" svg:x2="12.4cm" svg:y2="7.5cm">
          <text:p/>
        </draw:line>
        <draw:line draw:style-name="gr3" draw:text-style-name="P1" xml:id="id4" draw:id="id4" draw:layer="layout" svg:x1="9.6cm" svg:y1="6.7cm" svg:x2="12.4cm" svg:y2="6.7cm">
          <text:p/>
        </draw:line>
        <draw:line draw:style-name="gr3" draw:text-style-name="P1" draw:layer="layout" svg:x1="9.6cm" svg:y1="9.1cm" svg:x2="12.4cm" svg:y2="9.1cm">
          <text:p/>
        </draw:line>
        <draw:line draw:style-name="gr3" draw:text-style-name="P1" draw:layer="layout" svg:x1="9.6cm" svg:y1="8.3cm" svg:x2="12.4cm" svg:y2="8.3cm">
          <text:p/>
        </draw:line>
        <draw:line draw:style-name="gr3" draw:text-style-name="P1" draw:layer="layout" svg:x1="9.6cm" svg:y1="10.7cm" svg:x2="12.4cm" svg:y2="10.7cm">
          <text:p/>
        </draw:line>
        <draw:line draw:style-name="gr3" draw:text-style-name="P1" draw:layer="layout" svg:x1="9.6cm" svg:y1="9.9cm" svg:x2="12.4cm" svg:y2="9.9cm">
          <text:p/>
        </draw:line>
        <draw:line draw:style-name="gr3" draw:text-style-name="P1" draw:layer="layout" svg:x1="9.6cm" svg:y1="12.3cm" svg:x2="12.4cm" svg:y2="12.3cm">
          <text:p/>
        </draw:line>
        <draw:line draw:style-name="gr3" draw:text-style-name="P1" draw:layer="layout" svg:x1="9.6cm" svg:y1="11.5cm" svg:x2="12.4cm" svg:y2="11.5cm">
          <text:p/>
        </draw:line>
        <draw:frame draw:style-name="gr4" draw:text-style-name="P3" xml:id="id6" draw:id="id6" draw:layer="layout" svg:width="1.843cm" svg:height="0.763cm" svg:x="10.3cm" svg:y="6.8cm">
          <draw:text-box>
            <text:p><text:span text:style-name="T1">&amp;msg</text:span></text:p>
          </draw:text-box>
        </draw:frame>
        <draw:line draw:style-name="gr5" draw:text-style-name="P1" draw:layer="layout" svg:x1="10.3cm" svg:y1="7.1cm" svg:x2="8.4cm" svg:y2="7.1cm">
          <text:p/>
        </draw:line>
        <draw:frame draw:style-name="gr4" draw:text-style-name="P3" xml:id="id2" draw:id="id2" draw:layer="layout" svg:width="1.843cm" svg:height="0.763cm" svg:x="10.301cm" svg:y="8.401cm">
          <draw:text-box>
            <text:p text:style-name="P1"><text:span text:style-name="T1">0</text:span></text:p>
          </draw:text-box>
        </draw:frame>
        <draw:custom-shape draw:style-name="gr6" draw:text-style-name="P1" draw:layer="layout" svg:width="3.5cm" svg:height="3.2cm" svg:x="13.9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2.4cm" svg:height="0.8cm" svg:x="14.1cm" svg:y="6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cm" svg:height="0.8cm" svg:x="14.1cm" svg:y="7.1cm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cm" svg:height="1.7cm" svg:x="13.2cm" svg:y="6.7cm">
          <text:p/>
          <draw:enhanced-geometry svg:viewBox="0 0 21600 21600" draw:glue-points="0 0 0 21600 21600 10800" draw:text-areas="0 ?f9 7800 ?f10" draw:type="right-brace" draw:modifiers="1800 11009.523809523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1.843cm" svg:height="0.763cm" svg:x="10.301cm" svg:y="7.501cm">
          <draw:text-box>
            <text:p><text:span text:style-name="T1">&amp;msg</text:span></text:p>
          </draw:text-box>
        </draw:frame>
        <draw:line draw:style-name="gr5" draw:text-style-name="P1" draw:layer="layout" svg:x1="10.301cm" svg:y1="7.9cm" svg:x2="8.4cm" svg:y2="9.3cm">
          <text:p/>
        </draw:line>
        <draw:custom-shape draw:style-name="gr1" draw:text-style-name="P2" draw:layer="layout" svg:width="1.6cm" svg:height="2cm" svg:x="6.6cm" svg:y="9.1cm">
          <text:p text:style-name="P1"><text:span text:style-name="T1">msg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9" draw:text-style-name="P3" xml:id="id3" draw:id="id3" draw:layer="layout" svg:width="5.023cm" svg:height="0.763cm" svg:x="11.8cm" svg:y="3.5cm">
          <draw:text-box>
            <text:p><text:span text:style-name="T1">Next Reading Position</text:span></text:p>
          </draw:text-box>
        </draw:frame>
        <draw:frame draw:style-name="gr9" draw:text-style-name="P3" xml:id="id1" draw:id="id1" draw:layer="layout" svg:width="4.735cm" svg:height="0.763cm" svg:x="13.165cm" svg:y="12.937cm">
          <draw:text-box>
            <text:p><text:span text:style-name="T1">Next Writing Position</text:span></text:p>
          </draw:text-box>
        </draw:frame>
        <draw:connector draw:style-name="gr5" draw:text-style-name="P1" draw:layer="layout" draw:line-skew="0.146cm" svg:x1="13.165cm" svg:y1="13.318cm" svg:x2="12.144cm" svg:y2="8.782cm" draw:start-shape="id1" draw:start-glue-point="3" draw:end-shape="id2" svg:d="M13165 13318h-365v-4536h-656" svg:viewBox="0 0 1022 4537">
          <text:p/>
        </draw:connector>
        <draw:connector draw:style-name="gr5" draw:text-style-name="P1" draw:layer="layout" svg:x1="11.8cm" svg:y1="3.881cm" svg:x2="11cm" svg:y2="6.7cm" draw:start-shape="id3" draw:start-glue-point="3" draw:end-shape="id4" draw:end-glue-point="0" svg:d="M11800 3881h-800v2819" svg:viewBox="0 0 801 2820">
          <text:p/>
        </draw:connector>
        <draw:frame draw:style-name="gr10" draw:layer="layout" svg:width="3.817cm" svg:height="0.962cm" svg:x="5.2cm" svg:y="15.4cm">
          <draw:text-box>
            <text:p>== Write ==</text:p>
          </draw:text-box>
        </draw:frame>
        <draw:frame draw:style-name="gr10" draw:text-style-name="P3" draw:layer="layout" svg:width="10.103cm" svg:height="2.811cm" svg:x="5.143cm" svg:y="16.3cm">
          <draw:text-box>
            <text:p><text:span text:style-name="T1">1. atomic cmpxchg( &amp;writepos, 0, &amp;msg)</text:span></text:p>
            <text:p><text:span text:style-name="T1">2. atomic cmpxchg( &amp;next_size, oldval, newval)</text:span></text:p>
            <text:p><text:span text:style-name="T1">3. On fail of step 2</text:span></text:p>
            <text:p><text:span text:style-name="T1"><text:s text:c="4"/></text:span><text:span text:style-name="T1">3.1 atomic cmpxchg( &amp;writepos, &amp;msg, 0)</text:span></text:p>
            <text:p><text:span text:style-name="T1"><text:s text:c="4"/></text:span><text:span text:style-name="T1">3.2 Repeat from step 2</text:span></text:p>
          </draw:text-box>
        </draw:frame>
        <draw:frame draw:style-name="gr9" draw:text-style-name="P3" draw:layer="layout" svg:width="3.042cm" svg:height="1.275cm" svg:x="14.1cm" svg:y="9.337cm">
          <draw:text-box>
            <text:p text:style-name="P1"><text:span text:style-name="T1">Merged</text:span></text:p>
            <text:p text:style-name="P1"><text:span text:style-name="T1">as next_size</text:span></text:p>
          </draw:text-box>
        </draw:frame>
        <draw:custom-shape draw:style-name="gr8" draw:text-style-name="P1" draw:layer="layout" svg:width="0.75cm" svg:height="3.4cm" draw:transform="rotate (-1.5707963267949) translate (17.4cm 8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layer="layout" svg:width="3.859cm" svg:height="0.962cm" svg:x="5.201cm" svg:y="19.201cm">
          <draw:text-box>
            <text:p>== Read ==</text:p>
          </draw:text-box>
        </draw:frame>
        <draw:frame draw:style-name="gr10" draw:text-style-name="P3" draw:layer="layout" svg:width="10.103cm" svg:height="1.787cm" svg:x="5.144cm" svg:y="20.101cm">
          <draw:text-box>
            <text:p><text:span text:style-name="T1">1. atomic cmpxchg( &amp;next_size, oldval, newval)</text:span></text:p>
            <text:p><text:span text:style-name="T1">2. On fail of step 1 repeat from step 1</text:span></text:p>
            <text:p><text:span text:style-name="T1">3. atomic cmpxchg( &amp;old_readpos, &amp;msg, 0))</text:span></text:p>
          </draw:text-box>
        </draw:frame>
        <draw:connector draw:style-name="gr5" draw:text-style-name="P1" draw:layer="layout" draw:line-skew="-0.121cm 0.1cm" svg:x1="14.1cm" svg:y1="6.4cm" svg:x2="11.221cm" svg:y2="6.8cm" draw:start-shape="id5" draw:start-glue-point="3" draw:end-shape="id6" draw:end-glue-point="0" svg:d="M14100 6400h-1100-1779v400" svg:viewBox="0 0 2880 401">
          <text:p/>
        </draw:connector>
        <draw:custom-shape draw:style-name="gr8" draw:text-style-name="P1" xml:id="id8" draw:id="id8" draw:layer="layout" svg:width="0.7cm" svg:height="5.7cm" svg:x="12.6cm" svg:y="6.7cm">
          <text:p/>
          <draw:enhanced-geometry svg:viewBox="0 0 21600 21600" draw:glue-points="0 0 0 21600 21600 10800" draw:text-areas="0 ?f9 7800 ?f10" draw:type="right-brace" draw:modifiers="1800 10703.385370987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3" xml:id="id7" draw:id="id7" draw:layer="layout" svg:width="2.178cm" svg:height="0.763cm" svg:x="14.122cm" svg:y="11cm">
          <draw:text-box>
            <text:p><text:span text:style-name="T1">capacity</text:span></text:p>
          </draw:text-box>
        </draw:frame>
        <draw:connector draw:style-name="gr12" draw:text-style-name="P1" draw:layer="layout" svg:x1="14.122cm" svg:y1="11.381cm" svg:x2="13.3cm" svg:y2="9.55cm" draw:start-shape="id7" draw:start-glue-point="3" draw:end-shape="id8" draw:end-glue-point="6" svg:d="M14122 11381h-410v-1831h-412" svg:viewBox="0 0 823 18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09:35:37.996587044</meta:creation-date>
    <dc:date>2014-10-01T19:11:52.956329892</dc:date>
    <meta:editing-duration>PT10M45S</meta:editing-duration>
    <meta:editing-cycles>2</meta:editing-cycles>
    <meta:generator>LibreOffice/4.2.6.3$Linux_x86 LibreOffice_project/420m0$Build-3</meta:generator>
    <meta:document-statistic meta:object-count="34"/>
  </office:meta>
</office:document-meta>
</file>